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5"/>
    <style:style style:name="ce3" style:family="table-cell" style:parent-style-name="Default">
      <style:text-properties style:font-name="Liberation Sans" style:font-name-asian="TakaoPGothic" style:font-name-complex="TakaoPGoth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4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回</text:p>
          </table:table-cell>
          <table:table-cell office:value-type="string" calcext:value-type="string">
            <text:p>2回</text:p>
          </table:table-cell>
          <table:table-cell office:value-type="string" calcext:value-type="string">
            <text:p>3回</text:p>
          </table:table-cell>
          <table:table-cell office:value-type="string" calcext:value-type="string">
            <text:p>平均[s]</text:p>
          </table:table-cell>
          <table:table-cell table:style-name="Default" office:value-type="string" calcext:value-type="string">
            <text:p>平均[ms]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0.0062" calcext:value-type="float">
            <text:p>0.0062</text:p>
          </table:table-cell>
          <table:table-cell table:formula="of:=([.D6]+[.E6]+[.F6])/3" office:value-type="float" office:value="0.00612633333333333" calcext:value-type="float">
            <text:p>0.0061263333</text:p>
          </table:table-cell>
          <table:table-cell table:formula="of:=[.G6]*1000" office:value-type="float" office:value="6.12633333333333" calcext:value-type="float">
            <text:p>6.13</text:p>
          </table:table-cell>
          <table:table-cell/>
          <table:table-cell table:formula="of:=1024*1024" office:value-type="float" office:value="1048576" calcext:value-type="float">
            <text:p>1048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4077" calcext:value-type="float">
            <text:p>0.004077</text:p>
          </table:table-cell>
          <table:table-cell office:value-type="float" office:value="0.004132" calcext:value-type="float">
            <text:p>0.004132</text:p>
          </table:table-cell>
          <table:table-cell office:value-type="float" office:value="0.004091" calcext:value-type="float">
            <text:p>0.004091</text:p>
          </table:table-cell>
          <table:table-cell table:formula="of:=([.D7]+[.E7]+[.F7])/3" office:value-type="float" office:value="0.0041" calcext:value-type="float">
            <text:p>0.0041</text:p>
          </table:table-cell>
          <table:table-cell table:formula="of:=[.G7]*1000" office:value-type="float" office:value="4.1" calcext:value-type="float">
            <text:p>4.10</text:p>
          </table:table-cell>
          <table:table-cell/>
          <table:table-cell table:formula="of:=2048*2048" office:value-type="float" office:value="4194304" calcext:value-type="float">
            <text:p>4194304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0.002285" calcext:value-type="float">
            <text:p>0.002285</text:p>
          </table:table-cell>
          <table:table-cell table:formula="of:=([.D8]+[.E8]+[.F8])/3" office:value-type="float" office:value="0.002193" calcext:value-type="float">
            <text:p>0.002193</text:p>
          </table:table-cell>
          <table:table-cell table:formula="of:=[.G8]*1000" office:value-type="float" office:value="2.193" calcext:value-type="float">
            <text:p>2.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1357" calcext:value-type="float">
            <text:p>0.001357</text:p>
          </table:table-cell>
          <table:table-cell table:formula="of:=([.D9]+[.E9]+[.F9])/3" office:value-type="float" office:value="0.001423" calcext:value-type="float">
            <text:p>0.001423</text:p>
          </table:table-cell>
          <table:table-cell table:formula="of:=[.G9]*1000" office:value-type="float" office:value="1.423" calcext:value-type="float">
            <text:p>1.4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table:number-columns-repeated="2" office:value-type="float" office:value="0.012929" calcext:value-type="float">
            <text:p>0.012929</text:p>
          </table:table-cell>
          <table:table-cell office:value-type="float" office:value="0.015905" calcext:value-type="float">
            <text:p>0.015905</text:p>
          </table:table-cell>
          <table:table-cell table:formula="of:=([.D10]+[.E10]+[.F10])/3" office:value-type="float" office:value="0.013921" calcext:value-type="float">
            <text:p>0.013921</text:p>
          </table:table-cell>
          <table:table-cell table:formula="of:=[.G10]*1000" office:value-type="float" office:value="13.921" calcext:value-type="float">
            <text:p>13.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7397" calcext:value-type="float">
            <text:p>0.007397</text:p>
          </table:table-cell>
          <table:table-cell office:value-type="float" office:value="0.007393" calcext:value-type="float">
            <text:p>0.007393</text:p>
          </table:table-cell>
          <table:table-cell table:formula="of:=([.D11]+[.E11]+[.F11])/3" office:value-type="float" office:value="0.00739333333333333" calcext:value-type="float">
            <text:p>0.0073933333</text:p>
          </table:table-cell>
          <table:table-cell table:formula="of:=[.G11]*1000" office:value-type="float" office:value="7.39333333333333" calcext:value-type="float">
            <text:p>7.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0.005896" calcext:value-type="float">
            <text:p>0.005896</text:p>
          </table:table-cell>
          <table:table-cell office:value-type="float" office:value="0.004895" calcext:value-type="float">
            <text:p>0.004895</text:p>
          </table:table-cell>
          <table:table-cell table:formula="of:=([.D12]+[.E12]+[.F12])/3" office:value-type="float" office:value="0.00544733333333333" calcext:value-type="float">
            <text:p>0.0054473333</text:p>
          </table:table-cell>
          <table:table-cell table:formula="of:=[.G12]*1000" office:value-type="float" office:value="5.44733333333333" calcext:value-type="float">
            <text:p>5.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002651" calcext:value-type="float">
            <text:p>0.002651</text:p>
          </table:table-cell>
          <table:table-cell table:formula="of:=([.D13]+[.E13]+[.F13])/3" office:value-type="float" office:value="0.00267266666666667" calcext:value-type="float">
            <text:p>0.0026726667</text:p>
          </table:table-cell>
          <table:table-cell table:formula="of:=[.G13]*1000" office:value-type="float" office:value="2.67266666666667" calcext:value-type="float">
            <text:p>2.6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37719" calcext:value-type="float">
            <text:p>0.037719</text:p>
          </table:table-cell>
          <table:table-cell office:value-type="float" office:value="0.036089" calcext:value-type="float">
            <text:p>0.036089</text:p>
          </table:table-cell>
          <table:table-cell office:value-type="float" office:value="0.03706" calcext:value-type="float">
            <text:p>0.03706</text:p>
          </table:table-cell>
          <table:table-cell table:formula="of:=([.D14]+[.E14]+[.F14])/3" office:value-type="float" office:value="0.036956" calcext:value-type="float">
            <text:p>0.036956</text:p>
          </table:table-cell>
          <table:table-cell table:formula="of:=[.G14]*1000" office:value-type="float" office:value="36.956" calcext:value-type="float">
            <text:p>36.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25686" calcext:value-type="float">
            <text:p>0.025686</text:p>
          </table:table-cell>
          <table:table-cell office:value-type="float" office:value="0.024599" calcext:value-type="float">
            <text:p>0.024599</text:p>
          </table:table-cell>
          <table:table-cell office:value-type="float" office:value="0.025364" calcext:value-type="float">
            <text:p>0.025364</text:p>
          </table:table-cell>
          <table:table-cell table:formula="of:=([.D15]+[.E15]+[.F15])/3" office:value-type="float" office:value="0.0252163333333333" calcext:value-type="float">
            <text:p>0.0252163333</text:p>
          </table:table-cell>
          <table:table-cell table:formula="of:=[.G15]*1000" office:value-type="float" office:value="25.2163333333333" calcext:value-type="float">
            <text:p>25.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13462" calcext:value-type="float">
            <text:p>0.013462</text:p>
          </table:table-cell>
          <table:table-cell office:value-type="float" office:value="0.014813" calcext:value-type="float">
            <text:p>0.014813</text:p>
          </table:table-cell>
          <table:table-cell office:value-type="float" office:value="0.012828" calcext:value-type="float">
            <text:p>0.012828</text:p>
          </table:table-cell>
          <table:table-cell table:formula="of:=([.D16]+[.E16]+[.F16])/3" office:value-type="float" office:value="0.013701" calcext:value-type="float">
            <text:p>0.013701</text:p>
          </table:table-cell>
          <table:table-cell table:formula="of:=[.G16]*1000" office:value-type="float" office:value="13.701" calcext:value-type="float">
            <text:p>13.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9792" calcext:value-type="float">
            <text:p>0.009792</text:p>
          </table:table-cell>
          <table:table-cell office:value-type="float" office:value="0.009809" calcext:value-type="float">
            <text:p>0.009809</text:p>
          </table:table-cell>
          <table:table-cell office:value-type="float" office:value="0.009882" calcext:value-type="float">
            <text:p>0.009882</text:p>
          </table:table-cell>
          <table:table-cell table:formula="of:=([.D17]+[.E17]+[.F17])/3" office:value-type="float" office:value="0.00982766666666667" calcext:value-type="float">
            <text:p>0.0098276667</text:p>
          </table:table-cell>
          <table:table-cell table:formula="of:=[.G17]*1000" office:value-type="float" office:value="9.82766666666667" calcext:value-type="float">
            <text:p>9.8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94845" calcext:value-type="float">
            <text:p>0.094845</text:p>
          </table:table-cell>
          <table:table-cell office:value-type="float" office:value="0.093391" calcext:value-type="float">
            <text:p>0.093391</text:p>
          </table:table-cell>
          <table:table-cell office:value-type="float" office:value="0.093727" calcext:value-type="float">
            <text:p>0.093727</text:p>
          </table:table-cell>
          <table:table-cell table:formula="of:=([.D18]+[.E18]+[.F18])/3" office:value-type="float" office:value="0.0939876666666667" calcext:value-type="float">
            <text:p>0.0939876667</text:p>
          </table:table-cell>
          <table:table-cell table:formula="of:=[.G18]*1000" office:value-type="float" office:value="93.9876666666667" calcext:value-type="float">
            <text:p>93.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76291" calcext:value-type="float">
            <text:p>0.076291</text:p>
          </table:table-cell>
          <table:table-cell office:value-type="float" office:value="0.072724" calcext:value-type="float">
            <text:p>0.072724</text:p>
          </table:table-cell>
          <table:table-cell office:value-type="float" office:value="0.073869" calcext:value-type="float">
            <text:p>0.073869</text:p>
          </table:table-cell>
          <table:table-cell table:formula="of:=([.D19]+[.E19]+[.F19])/3" office:value-type="float" office:value="0.0742946666666667" calcext:value-type="float">
            <text:p>0.0742946667</text:p>
          </table:table-cell>
          <table:table-cell table:formula="of:=[.G19]*1000" office:value-type="float" office:value="74.2946666666667" calcext:value-type="float">
            <text:p>74.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5018" calcext:value-type="float">
            <text:p>0.05018</text:p>
          </table:table-cell>
          <table:table-cell office:value-type="float" office:value="0.049175" calcext:value-type="float">
            <text:p>0.049175</text:p>
          </table:table-cell>
          <table:table-cell office:value-type="float" office:value="0.048011" calcext:value-type="float">
            <text:p>0.048011</text:p>
          </table:table-cell>
          <table:table-cell table:formula="of:=([.D20]+[.E20]+[.F20])/3" office:value-type="float" office:value="0.049122" calcext:value-type="float">
            <text:p>0.049122</text:p>
          </table:table-cell>
          <table:table-cell table:formula="of:=[.G20]*1000" office:value-type="float" office:value="49.122" calcext:value-type="float">
            <text:p>49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38575" calcext:value-type="float">
            <text:p>0.038575</text:p>
          </table:table-cell>
          <table:table-cell office:value-type="float" office:value="0.04101" calcext:value-type="float">
            <text:p>0.04101</text:p>
          </table:table-cell>
          <table:table-cell office:value-type="float" office:value="0.039515" calcext:value-type="float">
            <text:p>0.039515</text:p>
          </table:table-cell>
          <table:table-cell table:formula="of:=([.D21]+[.E21]+[.F21])/3" office:value-type="float" office:value="0.0397" calcext:value-type="float">
            <text:p>0.0397</text:p>
          </table:table-cell>
          <table:table-cell table:formula="of:=[.G21]*1000" office:value-type="float" office:value="39.7" calcext:value-type="float">
            <text:p>39.70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338203" calcext:value-type="float">
            <text:p>0.338203</text:p>
          </table:table-cell>
          <table:table-cell office:value-type="float" office:value="0.346975" calcext:value-type="float">
            <text:p>0.346975</text:p>
          </table:table-cell>
          <table:table-cell office:value-type="float" office:value="0.345808" calcext:value-type="float">
            <text:p>0.345808</text:p>
          </table:table-cell>
          <table:table-cell table:formula="of:=([.D22]+[.E22]+[.F22])/3" office:value-type="float" office:value="0.343662" calcext:value-type="float">
            <text:p>0.343662</text:p>
          </table:table-cell>
          <table:table-cell table:formula="of:=[.G22]*1000" office:value-type="float" office:value="343.662" calcext:value-type="float">
            <text:p>343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365011" calcext:value-type="float">
            <text:p>0.365011</text:p>
          </table:table-cell>
          <table:table-cell office:value-type="float" office:value="0.37099" calcext:value-type="float">
            <text:p>0.37099</text:p>
          </table:table-cell>
          <table:table-cell office:value-type="float" office:value="0.390104" calcext:value-type="float">
            <text:p>0.390104</text:p>
          </table:table-cell>
          <table:table-cell table:formula="of:=([.D23]+[.E23]+[.F23])/3" office:value-type="float" office:value="0.375368333333333" calcext:value-type="float">
            <text:p>0.3753683333</text:p>
          </table:table-cell>
          <table:table-cell table:formula="of:=[.G23]*1000" office:value-type="float" office:value="375.368333333333" calcext:value-type="float">
            <text:p>375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528098" calcext:value-type="float">
            <text:p>0.528098</text:p>
          </table:table-cell>
          <table:table-cell office:value-type="float" office:value="0.552682" calcext:value-type="float">
            <text:p>0.552682</text:p>
          </table:table-cell>
          <table:table-cell office:value-type="float" office:value="0.562645" calcext:value-type="float">
            <text:p>0.562645</text:p>
          </table:table-cell>
          <table:table-cell table:formula="of:=([.D24]+[.E24]+[.F24])/3" office:value-type="float" office:value="0.547808333333333" calcext:value-type="float">
            <text:p>0.5478083333</text:p>
          </table:table-cell>
          <table:table-cell table:formula="of:=[.G24]*1000" office:value-type="float" office:value="547.808333333333" calcext:value-type="float">
            <text:p>547.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539312" calcext:value-type="float">
            <text:p>0.539312</text:p>
          </table:table-cell>
          <table:table-cell office:value-type="float" office:value="0.556772" calcext:value-type="float">
            <text:p>0.556772</text:p>
          </table:table-cell>
          <table:table-cell office:value-type="float" office:value="0.579952" calcext:value-type="float">
            <text:p>0.579952</text:p>
          </table:table-cell>
          <table:table-cell table:formula="of:=([.D25]+[.E25]+[.F25])/3" office:value-type="float" office:value="0.558678666666667" calcext:value-type="float">
            <text:p>0.5586786667</text:p>
          </table:table-cell>
          <table:table-cell table:formula="of:=[.G25]*1000" office:value-type="float" office:value="558.678666666667" calcext:value-type="float">
            <text:p>558.68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1.31592" calcext:value-type="float">
            <text:p>1.31592</text:p>
          </table:table-cell>
          <table:table-cell office:value-type="float" office:value="1.318307" calcext:value-type="float">
            <text:p>1.318307</text:p>
          </table:table-cell>
          <table:table-cell office:value-type="float" office:value="1.31969" calcext:value-type="float">
            <text:p>1.31969</text:p>
          </table:table-cell>
          <table:table-cell table:formula="of:=([.D26]+[.E26]+[.F26])/3" office:value-type="float" office:value="1.31797233333333" calcext:value-type="float">
            <text:p>1.3179723333</text:p>
          </table:table-cell>
          <table:table-cell table:formula="of:=[.G26]*1000" office:value-type="float" office:value="1317.97233333333" calcext:value-type="float">
            <text:p>1,317.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1.384051" calcext:value-type="float">
            <text:p>1.384051</text:p>
          </table:table-cell>
          <table:table-cell office:value-type="float" office:value="1.687748" calcext:value-type="float">
            <text:p>1.687748</text:p>
          </table:table-cell>
          <table:table-cell office:value-type="float" office:value="1.559894" calcext:value-type="float">
            <text:p>1.559894</text:p>
          </table:table-cell>
          <table:table-cell table:formula="of:=([.D27]+[.E27]+[.F27])/3" office:value-type="float" office:value="1.54389766666667" calcext:value-type="float">
            <text:p>1.5438976667</text:p>
          </table:table-cell>
          <table:table-cell table:formula="of:=[.G27]*1000" office:value-type="float" office:value="1543.89766666667" calcext:value-type="float">
            <text:p>1,543.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2.147441" calcext:value-type="float">
            <text:p>2.147441</text:p>
          </table:table-cell>
          <table:table-cell office:value-type="float" office:value="2.136427" calcext:value-type="float">
            <text:p>2.136427</text:p>
          </table:table-cell>
          <table:table-cell office:value-type="float" office:value="2.232633" calcext:value-type="float">
            <text:p>2.232633</text:p>
          </table:table-cell>
          <table:table-cell table:formula="of:=([.D28]+[.E28]+[.F28])/3" office:value-type="float" office:value="2.172167" calcext:value-type="float">
            <text:p>2.172167</text:p>
          </table:table-cell>
          <table:table-cell table:formula="of:=[.G28]*1000" office:value-type="float" office:value="2172.167" calcext:value-type="float">
            <text:p>2,172.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2.130414" calcext:value-type="float">
            <text:p>2.130414</text:p>
          </table:table-cell>
          <table:table-cell office:value-type="float" office:value="2.239275" calcext:value-type="float">
            <text:p>2.239275</text:p>
          </table:table-cell>
          <table:table-cell office:value-type="float" office:value="2.192597" calcext:value-type="float">
            <text:p>2.192597</text:p>
          </table:table-cell>
          <table:table-cell table:formula="of:=([.D29]+[.E29]+[.F29])/3" office:value-type="float" office:value="2.18742866666667" calcext:value-type="float">
            <text:p>2.1874286667</text:p>
          </table:table-cell>
          <table:table-cell table:formula="of:=[.G29]*1000" office:value-type="float" office:value="2187.42866666667" calcext:value-type="float">
            <text:p>2,187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3"/>
          <table:table-cell office:value-type="string" calcext:value-type="string">
            <text:p>1d</text:p>
          </table:table-cell>
          <table:table-cell table:style-name="Default"/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/>
          <table:table-cell office:value-type="string" calcext:value-type="string">
            <text:p>データ数N</text:p>
          </table:table-cell>
          <table:table-cell office:value-type="string" calcext:value-type="string">
            <text:p>log2(N)</text:p>
          </table:table-cell>
          <table:table-cell office:value-type="string" calcext:value-type="string">
            <text:p>時間[ms](順）</text:p>
          </table:table-cell>
          <table:table-cell table:style-name="ce3" office:value-type="string" calcext:value-type="string">
            <text:p>時間[ms](逆）</text:p>
          </table:table-cell>
          <table:table-cell office:value-type="string" calcext:value-type="string">
            <text:p>時間[ms](順）</text:p>
          </table:table-cell>
          <table:table-cell table:style-name="ce3" office:value-type="string" calcext:value-type="string">
            <text:p>時間[ms](逆）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128" calcext:value-type="float">
            <text:p>128</text:p>
          </table:table-cell>
          <table:table-cell table:formula="of:=128*128" office:value-type="float" office:value="16384" calcext:value-type="float">
            <text:p>16384</text:p>
          </table:table-cell>
          <table:table-cell table:formula="of:=LOG([.E33];2)" office:value-type="float" office:value="14" calcext:value-type="float">
            <text:p>14</text:p>
          </table:table-cell>
          <table:table-cell table:style-name="ce1" office:value-type="float" office:value="6.13" calcext:value-type="float">
            <text:p>6.13</text:p>
          </table:table-cell>
          <table:table-cell table:style-name="ce1" office:value-type="float" office:value="4.1" calcext:value-type="float">
            <text:p>4.10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1024*2048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256" calcext:value-type="float">
            <text:p>256</text:p>
          </table:table-cell>
          <table:table-cell table:formula="of:=256*256" office:value-type="float" office:value="65536" calcext:value-type="float">
            <text:p>65536</text:p>
          </table:table-cell>
          <table:table-cell table:formula="of:=LOG([.E34];2)" office:value-type="float" office:value="16" calcext:value-type="float">
            <text:p>16</text:p>
          </table:table-cell>
          <table:table-cell table:style-name="ce1" office:value-type="float" office:value="13.92" calcext:value-type="float">
            <text:p>13.92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2.67" calcext:value-type="float">
            <text:p>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512" calcext:value-type="float">
            <text:p>512</text:p>
          </table:table-cell>
          <table:table-cell table:formula="of:=512*512" office:value-type="float" office:value="262144" calcext:value-type="float">
            <text:p>262144</text:p>
          </table:table-cell>
          <table:table-cell table:formula="of:=LOG([.E35];2)" office:value-type="float" office:value="18" calcext:value-type="float">
            <text:p>18</text:p>
          </table:table-cell>
          <table:table-cell table:style-name="ce1" office:value-type="float" office:value="36.96" calcext:value-type="float">
            <text:p>36.96</text:p>
          </table:table-cell>
          <table:table-cell table:style-name="ce1" office:value-type="float" office:value="25.22" calcext:value-type="float">
            <text:p>25.22</text:p>
          </table:table-cell>
          <table:table-cell table:style-name="ce1" office:value-type="float" office:value="13.7" calcext:value-type="float">
            <text:p>13.70</text:p>
          </table:table-cell>
          <table:table-cell table:style-name="ce1" office:value-type="float" office:value="9.83" calcext:value-type="float">
            <text:p>9.83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1024" calcext:value-type="float">
            <text:p>1024</text:p>
          </table:table-cell>
          <table:table-cell table:formula="of:=1024*1024" office:value-type="float" office:value="1048576" calcext:value-type="float">
            <text:p>1048576</text:p>
          </table:table-cell>
          <table:table-cell table:formula="of:=LOG([.E36];2)" office:value-type="float" office:value="20" calcext:value-type="float">
            <text:p>20</text:p>
          </table:table-cell>
          <table:table-cell table:style-name="ce1" office:value-type="float" office:value="93.99" calcext:value-type="float">
            <text:p>93.99</text:p>
          </table:table-cell>
          <table:table-cell table:style-name="ce1" office:value-type="float" office:value="74.29" calcext:value-type="float">
            <text:p>74.29</text:p>
          </table:table-cell>
          <table:table-cell table:style-name="ce1" office:value-type="float" office:value="49.12" calcext:value-type="float">
            <text:p>49.12</text:p>
          </table:table-cell>
          <table:table-cell table:style-name="ce1" office:value-type="float" office:value="39.7" calcext:value-type="float">
            <text:p>39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2048" calcext:value-type="float">
            <text:p>2048</text:p>
          </table:table-cell>
          <table:table-cell table:formula="of:=2048*2048" office:value-type="float" office:value="4194304" calcext:value-type="float">
            <text:p>4194304</text:p>
          </table:table-cell>
          <table:table-cell table:formula="of:=LOG([.E37];2)" office:value-type="float" office:value="22" calcext:value-type="float">
            <text:p>22</text:p>
          </table:table-cell>
          <table:table-cell table:style-name="ce1" office:value-type="float" office:value="343.66" calcext:value-type="float">
            <text:p>343.66</text:p>
          </table:table-cell>
          <table:table-cell table:style-name="ce1" office:value-type="float" office:value="375.37" calcext:value-type="float">
            <text:p>375.37</text:p>
          </table:table-cell>
          <table:table-cell table:style-name="ce1" office:value-type="float" office:value="547.81" calcext:value-type="float">
            <text:p>547.81</text:p>
          </table:table-cell>
          <table:table-cell table:style-name="ce1" office:value-type="float" office:value="558.68" calcext:value-type="float">
            <text:p>558.68</text:p>
          </table:table-cell>
        </table:table-row>
        <table:table-row table:style-name="ro1">
          <table:table-cell/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4096" calcext:value-type="float">
            <text:p>4096</text:p>
          </table:table-cell>
          <table:table-cell table:formula="of:=4096*4096" office:value-type="float" office:value="16777216" calcext:value-type="float">
            <text:p>16777216</text:p>
          </table:table-cell>
          <table:table-cell table:formula="of:=LOG([.E38];2)" office:value-type="float" office:value="24" calcext:value-type="float">
            <text:p>24</text:p>
          </table:table-cell>
          <table:table-cell table:style-name="ce1" office:value-type="float" office:value="1317.97" calcext:value-type="float">
            <text:p>1,317.97</text:p>
          </table:table-cell>
          <table:table-cell table:style-name="ce1" office:value-type="float" office:value="1543.9" calcext:value-type="float">
            <text:p>1,543.90</text:p>
          </table:table-cell>
          <table:table-cell table:style-name="ce1" office:value-type="float" office:value="2172.17" calcext:value-type="float">
            <text:p>2,172.17</text:p>
          </table:table-cell>
          <table:table-cell table:style-name="ce1" office:value-type="float" office:value="2187.43" calcext:value-type="float">
            <text:p>2,18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table:number-columns-repeated="3"/>
          <table:table-cell office:value-type="string" calcext:value-type="string">
            <text:p>log1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3"/>
          <table:table-cell table:style-name="ce1" table:formula="of:=LOG([.G33];10)" office:value-type="float" office:value="0.787460474518415" calcext:value-type="float">
            <text:p>0.79</text:p>
          </table:table-cell>
          <table:table-cell table:style-name="ce1" table:formula="of:=LOG([.H33];10)" office:value-type="float" office:value="0.612783856719735" calcext:value-type="float">
            <text:p>0.61</text:p>
          </table:table-cell>
          <table:table-cell table:style-name="ce1" table:formula="of:=LOG([.I33];10)" office:value-type="float" office:value="0.340444114840118" calcext:value-type="float">
            <text:p>0.34</text:p>
          </table:table-cell>
          <table:table-cell table:style-name="ce1" table:formula="of:=LOG([.J33];10)" office:value-type="float" office:value="0.152288344383056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table:number-columns-repeated="3"/>
          <table:table-cell table:style-name="ce1" table:formula="of:=LOG([.G34];10)" office:value-type="float" office:value="1.14363923527454" calcext:value-type="float">
            <text:p>1.14</text:p>
          </table:table-cell>
          <table:table-cell table:style-name="ce1" table:formula="of:=LOG([.H34];10)" office:value-type="float" office:value="0.868644438394826" calcext:value-type="float">
            <text:p>0.87</text:p>
          </table:table-cell>
          <table:table-cell table:style-name="ce1" table:formula="of:=LOG([.I34];10)" office:value-type="float" office:value="0.736396502276642" calcext:value-type="float">
            <text:p>0.74</text:p>
          </table:table-cell>
          <table:table-cell table:style-name="ce1" table:formula="of:=LOG([.J34];10)" office:value-type="float" office:value="0.426511261364575" calcext:value-type="float">
            <text:p>0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3"/>
          <table:table-cell table:style-name="ce1" table:formula="of:=LOG([.G35];10)" office:value-type="float" office:value="1.56773196254807" calcext:value-type="float">
            <text:p>1.57</text:p>
          </table:table-cell>
          <table:table-cell table:style-name="ce1" table:formula="of:=LOG([.H35];10)" office:value-type="float" office:value="1.40174508223706" calcext:value-type="float">
            <text:p>1.40</text:p>
          </table:table-cell>
          <table:table-cell table:style-name="ce1" table:formula="of:=LOG([.I35];10)" office:value-type="float" office:value="1.13672056715641" calcext:value-type="float">
            <text:p>1.14</text:p>
          </table:table-cell>
          <table:table-cell table:style-name="ce1" table:formula="of:=LOG([.J35];10)" office:value-type="float" office:value="0.992553517832135" calcext:value-type="float">
            <text:p>0.99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table:number-columns-repeated="3"/>
          <table:table-cell table:style-name="ce1" table:formula="of:=LOG([.G36];10)" office:value-type="float" office:value="1.97308164960137" calcext:value-type="float">
            <text:p>1.97</text:p>
          </table:table-cell>
          <table:table-cell table:style-name="ce1" table:formula="of:=LOG([.H36];10)" office:value-type="float" office:value="1.8709303583487" calcext:value-type="float">
            <text:p>1.87</text:p>
          </table:table-cell>
          <table:table-cell table:style-name="ce1" table:formula="of:=LOG([.I36];10)" office:value-type="float" office:value="1.69125835813311" calcext:value-type="float">
            <text:p>1.69</text:p>
          </table:table-cell>
          <table:table-cell table:style-name="ce1" table:formula="of:=LOG([.J36];10)" office:value-type="float" office:value="1.59879050676312" calcext:value-type="float">
            <text:p>1.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3"/>
          <table:table-cell table:style-name="ce1" table:formula="of:=LOG([.G37];10)" office:value-type="float" office:value="2.53612898575892" calcext:value-type="float">
            <text:p>2.54</text:p>
          </table:table-cell>
          <table:table-cell table:style-name="ce1" table:formula="of:=LOG([.H37];10)" office:value-type="float" office:value="2.57445956036023" calcext:value-type="float">
            <text:p>2.57</text:p>
          </table:table-cell>
          <table:table-cell table:style-name="ce1" table:formula="of:=LOG([.I37];10)" office:value-type="float" office:value="2.73862995582079" calcext:value-type="float">
            <text:p>2.74</text:p>
          </table:table-cell>
          <table:table-cell table:style-name="ce1" table:formula="of:=LOG([.J37];10)" office:value-type="float" office:value="2.74716312447434" calcext:value-type="float">
            <text:p>2.75</text:p>
          </table:table-cell>
        </table:table-row>
        <table:table-row table:style-name="ro1">
          <table:table-cell/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table:number-columns-repeated="3"/>
          <table:table-cell table:style-name="ce1" table:formula="of:=LOG([.G38];10)" office:value-type="float" office:value="3.11990552483861" calcext:value-type="float">
            <text:p>3.12</text:p>
          </table:table-cell>
          <table:table-cell table:style-name="ce1" table:formula="of:=LOG([.H38];10)" office:value-type="float" office:value="3.18861916720785" calcext:value-type="float">
            <text:p>3.19</text:p>
          </table:table-cell>
          <table:table-cell table:style-name="ce1" table:formula="of:=LOG([.I38];10)" office:value-type="float" office:value="3.33689381132785" calcext:value-type="float">
            <text:p>3.34</text:p>
          </table:table-cell>
          <table:table-cell table:style-name="ce1" table:formula="of:=LOG([.J38];10)" office:value-type="float" office:value="3.33993416404857" calcext:value-type="float">
            <text:p>3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13:32.622378166</meta:creation-date>
    <dc:date>2017-11-06T10:50:39.003816384</dc:date>
    <meta:editing-duration>PT15M55S</meta:editing-duration>
    <meta:editing-cycles>1</meta:editing-cycles>
    <meta:document-statistic meta:table-count="1" meta:cell-count="273" meta:object-count="0"/>
    <meta:generator>LibreOffice/5.1.6.2$Linux_X86_64 LibreOffice_project/10m0$Build-2</meta:generator>
  </office:meta>
</office:document-meta>
</file>